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10be0c"/>
    </style:style>
    <style:style style:name="P2" style:family="paragraph" style:parent-style-name="Standard">
      <style:text-properties officeooo:paragraph-rsid="00138910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officeooo:rsid="00152f7d" officeooo:paragraph-rsid="00152f7d"/>
    </style:style>
    <style:style style:name="P5" style:family="paragraph" style:parent-style-name="Standard" style:list-style-name="L1"/>
    <style:style style:name="P6" style:family="paragraph" style:parent-style-name="Standard" style:list-style-name="L2"/>
    <style:style style:name="P7" style:family="paragraph" style:parent-style-name="Standard" style:list-style-name="L3"/>
    <style:style style:name="P8" style:family="paragraph" style:parent-style-name="Standard" style:list-style-name="L4"/>
    <style:style style:name="P9" style:family="paragraph" style:parent-style-name="Standard" style:list-style-name="L5"/>
    <style:style style:name="P10" style:family="paragraph" style:parent-style-name="Standard" style:list-style-name="L6"/>
    <style:style style:name="P11" style:family="paragraph" style:parent-style-name="Standard" style:list-style-name="L7"/>
    <style:style style:name="P12" style:family="paragraph" style:parent-style-name="Standard" style:list-style-name="L8"/>
    <style:style style:name="P13" style:family="paragraph" style:parent-style-name="Standard" style:list-style-name="L9"/>
    <style:style style:name="P14" style:family="paragraph" style:parent-style-name="Standard" style:list-style-name="L10"/>
    <style:style style:name="P15" style:family="paragraph" style:parent-style-name="Standard" style:list-style-name="L11">
      <style:text-properties officeooo:paragraph-rsid="0010be0c"/>
    </style:style>
    <style:style style:name="P16" style:family="paragraph" style:parent-style-name="Standard" style:list-style-name="L12">
      <style:text-properties officeooo:paragraph-rsid="0010be0c"/>
    </style:style>
    <style:style style:name="P17" style:family="paragraph" style:parent-style-name="Standard" style:list-style-name="L13">
      <style:text-properties officeooo:paragraph-rsid="0010be0c"/>
    </style:style>
    <style:style style:name="P18" style:family="paragraph" style:parent-style-name="Standard" style:list-style-name="L14">
      <style:text-properties fo:font-weight="bold" officeooo:paragraph-rsid="0010be0c" style:font-weight-asian="bold" style:font-weight-complex="bold"/>
    </style:style>
    <style:style style:name="P19" style:family="paragraph" style:parent-style-name="Standard" style:list-style-name="L15">
      <style:text-properties fo:font-weight="bold" officeooo:paragraph-rsid="0010be0c" style:font-weight-asian="bold" style:font-weight-complex="bold"/>
    </style:style>
    <style:style style:name="P20" style:family="paragraph" style:parent-style-name="Standard" style:list-style-name="L79">
      <style:text-properties fo:font-weight="bold" style:font-weight-asian="bold" style:font-weight-complex="bold"/>
    </style:style>
    <style:style style:name="P21" style:family="paragraph" style:parent-style-name="Standard" style:list-style-name="L16"/>
    <style:style style:name="P22" style:family="paragraph" style:parent-style-name="Standard" style:list-style-name="L17"/>
    <style:style style:name="P23" style:family="paragraph" style:parent-style-name="Standard" style:list-style-name="L18"/>
    <style:style style:name="P24" style:family="paragraph" style:parent-style-name="Standard" style:list-style-name="L19"/>
    <style:style style:name="P25" style:family="paragraph" style:parent-style-name="Standard" style:list-style-name="L20"/>
    <style:style style:name="P26" style:family="paragraph" style:parent-style-name="Standard" style:list-style-name="L21"/>
    <style:style style:name="P27" style:family="paragraph" style:parent-style-name="Standard" style:list-style-name="L22"/>
    <style:style style:name="P28" style:family="paragraph" style:parent-style-name="Standard" style:list-style-name="L23"/>
    <style:style style:name="P29" style:family="paragraph" style:parent-style-name="Standard" style:list-style-name="L24"/>
    <style:style style:name="P30" style:family="paragraph" style:parent-style-name="Standard" style:list-style-name="L25"/>
    <style:style style:name="P31" style:family="paragraph" style:parent-style-name="Standard" style:list-style-name="L26"/>
    <style:style style:name="P32" style:family="paragraph" style:parent-style-name="Standard" style:list-style-name="L27"/>
    <style:style style:name="P33" style:family="paragraph" style:parent-style-name="Standard" style:list-style-name="L28"/>
    <style:style style:name="P34" style:family="paragraph" style:parent-style-name="Standard" style:list-style-name="L29"/>
    <style:style style:name="P35" style:family="paragraph" style:parent-style-name="Standard" style:list-style-name="L30"/>
    <style:style style:name="P36" style:family="paragraph" style:parent-style-name="Standard" style:list-style-name="L31"/>
    <style:style style:name="P37" style:family="paragraph" style:parent-style-name="Standard" style:list-style-name="L32"/>
    <style:style style:name="P38" style:family="paragraph" style:parent-style-name="Standard" style:list-style-name="L33"/>
    <style:style style:name="P39" style:family="paragraph" style:parent-style-name="Standard" style:list-style-name="L34"/>
    <style:style style:name="P40" style:family="paragraph" style:parent-style-name="Standard" style:list-style-name="L35"/>
    <style:style style:name="P41" style:family="paragraph" style:parent-style-name="Standard" style:list-style-name="L36"/>
    <style:style style:name="P42" style:family="paragraph" style:parent-style-name="Standard" style:list-style-name="L37"/>
    <style:style style:name="P43" style:family="paragraph" style:parent-style-name="Standard" style:list-style-name="L38"/>
    <style:style style:name="P44" style:family="paragraph" style:parent-style-name="Standard" style:list-style-name="L39">
      <style:text-properties officeooo:paragraph-rsid="00138910"/>
    </style:style>
    <style:style style:name="P45" style:family="paragraph" style:parent-style-name="Standard" style:list-style-name="L40"/>
    <style:style style:name="P46" style:family="paragraph" style:parent-style-name="Standard" style:list-style-name="L41"/>
    <style:style style:name="P47" style:family="paragraph" style:parent-style-name="Standard" style:list-style-name="L42"/>
    <style:style style:name="P48" style:family="paragraph" style:parent-style-name="Standard" style:list-style-name="L43"/>
    <style:style style:name="P49" style:family="paragraph" style:parent-style-name="Standard" style:list-style-name="L44"/>
    <style:style style:name="P50" style:family="paragraph" style:parent-style-name="Standard" style:list-style-name="L45"/>
    <style:style style:name="P51" style:family="paragraph" style:parent-style-name="Standard" style:list-style-name="L46"/>
    <style:style style:name="P52" style:family="paragraph" style:parent-style-name="Standard" style:list-style-name="L47"/>
    <style:style style:name="P53" style:family="paragraph" style:parent-style-name="Standard" style:list-style-name="L48"/>
    <style:style style:name="P54" style:family="paragraph" style:parent-style-name="Standard" style:list-style-name="L49"/>
    <style:style style:name="P55" style:family="paragraph" style:parent-style-name="Standard" style:list-style-name="L50"/>
    <style:style style:name="P56" style:family="paragraph" style:parent-style-name="Standard" style:list-style-name="L54"/>
    <style:style style:name="P57" style:family="paragraph" style:parent-style-name="Standard" style:list-style-name="L56"/>
    <style:style style:name="P58" style:family="paragraph" style:parent-style-name="Standard" style:list-style-name="L60">
      <style:text-properties officeooo:paragraph-rsid="0017a9e5"/>
    </style:style>
    <style:style style:name="P59" style:family="paragraph" style:parent-style-name="Standard" style:list-style-name="L61"/>
    <style:style style:name="P60" style:family="paragraph" style:parent-style-name="Standard" style:list-style-name="L61">
      <style:text-properties officeooo:paragraph-rsid="0017a9e5"/>
    </style:style>
    <style:style style:name="P61" style:family="paragraph" style:parent-style-name="Standard" style:list-style-name="L62"/>
    <style:style style:name="P62" style:family="paragraph" style:parent-style-name="Standard" style:list-style-name="L79"/>
    <style:style style:name="P63" style:family="paragraph" style:parent-style-name="Standard">
      <style:text-properties officeooo:paragraph-rsid="00192456"/>
    </style:style>
    <style:style style:name="P64" style:family="paragraph" style:parent-style-name="Standard" style:list-style-name="L80">
      <style:text-properties officeooo:paragraph-rsid="00192456"/>
    </style:style>
    <style:style style:name="P65" style:family="paragraph" style:parent-style-name="Standard">
      <style:text-properties officeooo:paragraph-rsid="0010be0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bullet>
    </text:list-style>
    <text:list-style style:name="L5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bullet>
    </text:list-style>
    <text:list-style style:name="L5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799cm" fo:text-indent="-0.635cm" fo:margin-left="1.799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434cm" fo:text-indent="-0.635cm" fo:margin-left="2.434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069cm" fo:text-indent="-0.635cm" fo:margin-left="3.069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704cm" fo:text-indent="-0.635cm" fo:margin-left="3.704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339cm" fo:text-indent="-0.635cm" fo:margin-left="4.339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974cm" fo:text-indent="-0.635cm" fo:margin-left="4.974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609cm" fo:text-indent="-0.635cm" fo:margin-left="5.609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244cm" fo:text-indent="-0.635cm" fo:margin-left="6.244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879cm" fo:text-indent="-0.635cm" fo:margin-left="6.879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514cm" fo:text-indent="-0.635cm" fo:margin-left="7.514cm"/>
        </style:list-level-properties>
      </text:list-level-style-bullet>
    </text:list-style>
    <text:list-style style:name="L5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8.573cm" fo:text-indent="-0.635cm" fo:margin-left="8.573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</text:list-level-style-bullet>
    </text:list-style>
    <text:list-style style:name="L6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9.102cm" fo:text-indent="-0.635cm" fo:margin-left="9.102cm"/>
        </style:list-level-properties>
      </text:list-level-style-bullet>
    </text:list-style>
    <text:list-style style:name="L6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bullet>
    </text:list-style>
    <text:list-style style:name="L6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6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8.361cm" fo:text-indent="-0.635cm" fo:margin-left="8.361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9.631cm" fo:text-indent="-0.635cm" fo:margin-left="9.631cm"/>
        </style:list-level-properties>
      </text:list-level-style-bullet>
    </text:list-style>
    <text:list-style style:name="L7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7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9.102cm" fo:text-indent="-0.635cm" fo:margin-left="9.102cm"/>
        </style:list-level-properties>
      </text:list-level-style-bullet>
    </text:list-style>
    <text:list-style style:name="L7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8.043cm" fo:text-indent="-0.635cm" fo:margin-left="8.043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8.678cm" fo:text-indent="-0.635cm" fo:margin-left="8.678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9.313cm" fo:text-indent="-0.635cm" fo:margin-left="9.313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9.948cm" fo:text-indent="-0.635cm" fo:margin-left="9.948cm"/>
        </style:list-level-properties>
      </text:list-level-style-bullet>
    </text:list-style>
    <text:list-style style:name="L7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8.573cm" fo:text-indent="-0.635cm" fo:margin-left="8.573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9.843cm" fo:text-indent="-0.635cm" fo:margin-left="9.843cm"/>
        </style:list-level-properties>
      </text:list-level-style-bullet>
    </text:list-style>
    <text:list-style style:name="L7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8.361cm" fo:text-indent="-0.635cm" fo:margin-left="8.361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9.631cm" fo:text-indent="-0.635cm" fo:margin-left="9.631cm"/>
        </style:list-level-properties>
      </text:list-level-style-bullet>
    </text:list-style>
    <text:list-style style:name="L7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8.573cm" fo:text-indent="-0.635cm" fo:margin-left="8.573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9.843cm" fo:text-indent="-0.635cm" fo:margin-left="9.843cm"/>
        </style:list-level-properties>
      </text:list-level-style-bullet>
    </text:list-style>
    <text:list-style style:name="L7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8.361cm" fo:text-indent="-0.635cm" fo:margin-left="8.361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9.631cm" fo:text-indent="-0.635cm" fo:margin-left="9.631cm"/>
        </style:list-level-properties>
      </text:list-level-style-bullet>
    </text:list-style>
    <text:list-style style:name="L7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7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3.704cm" fo:text-indent="-0.635cm" fo:margin-left="3.704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4.339cm" fo:text-indent="-0.635cm" fo:margin-left="4.339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4.974cm" fo:text-indent="-0.635cm" fo:margin-left="4.97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5.609cm" fo:text-indent="-0.635cm" fo:margin-left="5.609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6.244cm" fo:text-indent="-0.635cm" fo:margin-left="6.244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6.879cm" fo:text-indent="-0.635cm" fo:margin-left="6.879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7.514cm" fo:text-indent="-0.635cm" fo:margin-left="7.514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8.149cm" fo:text-indent="-0.635cm" fo:margin-left="8.149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8.784cm" fo:text-indent="-0.635cm" fo:margin-left="8.784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9.419cm" fo:text-indent="-0.635cm" fo:margin-left="9.419cm"/>
        </style:list-level-properties>
      </text:list-level-style-bullet>
    </text:list-style>
    <text:list-style style:name="L8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ntainers:</text:p>
      <text:p text:style-name="Standard">- <text:span text:style-name="T3">args</text:span></text:p>
      <text:p text:style-name="Standard"><text:s text:c="8"/>Arguments to the entrypoint. The docker image's CMD is used if this is not</text:p>
      <text:p text:style-name="Standard"><text:s text:c="8"/>provided.</text:p>
      <text:p text:style-name="Standard"/>
      <text:p text:style-name="Standard">- <text:s/><text:span text:style-name="T3">command</text:span> <text:s text:c="5"/>&lt;string&gt;</text:p>
      <text:p text:style-name="P4"><text:s text:c="5"/>Entrypoint array. Not executed within a shell. The docker image's</text:p>
      <text:p text:style-name="P4"><text:s text:c="5"/>ENTRYPOINT is used if this is not provided.</text:p>
      <text:p text:style-name="Standard"/>
      <text:p text:style-name="Standard">- <text:span text:style-name="T3">env</text:span> <text:s/>&lt;[]Object&gt;</text:p>
      <text:p text:style-name="Standard"><text:s text:c="5"/>List of environment variables to set in the container. Cannot be updated.</text:p>
      <text:list xml:id="list1186655350" text:style-name="L60">
        <text:list-item>
          <text:p text:style-name="P58"><text:span text:style-name="T1">name</text:span> &lt;string&gt; -required-</text:p>
          <text:p text:style-name="P58"><text:span text:style-name="T1">Name</text:span> of the environment variable. Must be a C_IDENTIFIER.</text:p>
        </text:list-item>
      </text:list>
      <text:p text:style-name="Standard"/>
      <text:list xml:id="list575211358" text:style-name="L56">
        <text:list-item>
          <text:p text:style-name="P57"><text:span text:style-name="T1">value</text:span> <text:s text:c="7"/>&lt;string&gt;</text:p>
        </text:list-item>
      </text:list>
      <text:p text:style-name="Standard"><text:s text:c="5"/>Variable references $(VAR_NAME) are expanded using the previously defined</text:p>
      <text:p text:style-name="Standard"><text:s text:c="5"/>environment variables in the container and any service environment</text:p>
      <text:p text:style-name="Standard"><text:s text:c="5"/>variables. </text:p>
      <text:list xml:id="list3611015632" text:style-name="L54">
        <text:list-item>
          <text:p text:style-name="P56"><text:span text:style-name="T1">valueFrom</text:span> <text:s text:c="3"/>&lt;Object&gt;</text:p>
        </text:list-item>
      </text:list>
      <text:p text:style-name="Standard"><text:s text:c="5"/>Source for the environment variable's value. Cannot be used if value is not</text:p>
      <text:p text:style-name="Standard"><text:s text:c="5"/>empty.</text:p>
      <text:p text:style-name="Standard"><text:span text:style-name="T1"><text:s text:c="15"/>- configMapKeyRef</text:span> <text:s text:c="5"/>&lt;Object&gt;</text:p>
      <text:p text:style-name="Standard"><text:s text:c="17"/>Selects a key of a ConfigMap.</text:p>
      <text:p text:style-name="Standard"/>
      <text:list xml:id="list1783632056" text:style-name="L61">
        <text:list-item>
          <text:p text:style-name="P60"><text:s/><text:span text:style-name="T1">key</text:span> <text:s/>&lt;string&gt; -required-</text:p>
          <text:p text:style-name="P60"><text:s text:c="5"/>The key to select.</text:p>
        </text:list-item>
        <text:list-item>
          <text:p text:style-name="P59"><text:s/><text:span text:style-name="T1">name</text:span> &lt;string&gt;</text:p>
          <text:p text:style-name="P59"><text:s text:c="3"/>Name of the referent. More info:</text:p>
        </text:list-item>
        <text:list-item>
          <text:p text:style-name="P60"><text:s/><text:span text:style-name="T1">optional</text:span> <text:s text:c="4"/>&lt;boolean&gt;</text:p>
          <text:p text:style-name="P60"><text:s/>Specify whether the ConfigMap or its key must be defined</text:p>
        </text:list-item>
      </text:list>
      <text:p text:style-name="Standard"><text:s text:c="17"/></text:p>
      <text:p text:style-name="Standard"><text:s text:c="15"/>- <text:span text:style-name="T1">fieldRef</text:span> <text:s text:c="4"/>&lt;Object&gt;</text:p>
      <text:p text:style-name="Standard"><text:s text:c="17"/>Selects a field of the pod: supports metadata.name, metadata.namespace,</text:p>
      <text:p text:style-name="Standard"><text:s text:c="16"/>`metadata.labels['&lt;KEY&gt;']`, `metadata.annotations['&lt;KEY&gt;']`, spec.nodeName,</text:p>
      <text:p text:style-name="Standard"><text:s text:c="18"/>spec.serviceAccountName, status.hostIP, status.podIP, status.podIPs.</text:p>
      <text:list xml:id="list2046227838" text:style-name="L62">
        <text:list-item>
          <text:p text:style-name="P61"><text:span text:style-name="T1">apiVersion</text:span> <text:s text:c="2"/>&lt;string&gt;</text:p>
          <text:p text:style-name="P61">Version of the schema the FieldPath is written in terms of, defaults to <text:s text:c="4"/>"v1".</text:p>
        </text:list-item>
        <text:list-item>
          <text:p text:style-name="P61"><text:s text:c="3"/><text:span text:style-name="T1">fieldPath</text:span> <text:s text:c="3"/>&lt;string&gt; -required-</text:p>
          <text:p text:style-name="P61"><text:s text:c="3"/>Path of the field to select in the specified API version.</text:p>
        </text:list-item>
      </text:list>
      <text:p text:style-name="Standard"/>
      <text:p text:style-name="Standard"><text:s text:c="14"/>- <text:span text:style-name="T1">resourceFieldRef</text:span> <text:s text:c="4"/>&lt;Object&gt;</text:p>
      <text:p text:style-name="Standard"><text:s text:c="16"/>Selects a resource of the container: only resources limits and requests</text:p>
      <text:p text:style-name="Standard"><text:s text:c="16"/>(limits.cpu, limits.memory, limits.ephemeral-storage, requests.cpu,</text:p>
      <text:p text:style-name="Standard"><text:s text:c="16"/>requests.memory and requests.ephemeral-storage) are currently supported. </text:p>
      <text:list xml:id="list2191501313" text:style-name="L79">
        <text:list-item>
          <text:p text:style-name="P20">containerName <text:s text:c="7"/>&lt;string&gt;</text:p>
          <text:p text:style-name="P62"><text:s text:c="3"/>Container name: required for volumes, optional for env vars</text:p>
        </text:list-item>
        <text:list-item>
          <text:p text:style-name="P62"><text:span text:style-name="T1">divisor</text:span> <text:s text:c="5"/>&lt;string&gt;</text:p>
          <text:p text:style-name="P62"><text:s text:c="3"/>Specifies the output format of the exposed resources, defaults to "1"</text:p>
        </text:list-item>
        <text:list-item>
          <text:p text:style-name="P62"><text:span text:style-name="T1">resource</text:span> <text:s text:c="4"/>&lt;string&gt; -required-</text:p>
          <text:p text:style-name="P62"><text:s text:c="3"/>Required: resource to select</text:p>
        </text:list-item>
      </text:list>
      <text:p text:style-name="Standard"/>
      <text:p text:style-name="P63"><text:s text:c="12"/></text:p>
      <text:p text:style-name="P63"><text:soft-page-break/><text:s text:c="14"/>- <text:span text:style-name="T1">secretKeyRef</text:span> &lt;Object&gt;</text:p>
      <text:p text:style-name="Standard"><text:s text:c="16"/>Selects a key of a secret in the pod's namespace</text:p>
      <text:list xml:id="list1559606352" text:style-name="L80">
        <text:list-item>
          <text:p text:style-name="P64"><text:span text:style-name="T1">key</text:span> <text:s/>&lt;string&gt; -required-</text:p>
          <text:p text:style-name="P64"><text:s text:c="3"/>The key of the secret to select from. Must be a valid secret key.</text:p>
        </text:list-item>
        <text:list-item>
          <text:p text:style-name="P64"><text:span text:style-name="T1">name</text:span> &lt;string</text:p>
          <text:p text:style-name="P64"><text:s text:c="3"/>Name of the referent. More info:</text:p>
        </text:list-item>
        <text:list-item>
          <text:p text:style-name="P64"><text:span text:style-name="T1">optional</text:span> <text:s text:c="4"/>&lt;boolean&gt;</text:p>
          <text:p text:style-name="P64"><text:s text:c="3"/>Specify whether the Secret or its key must be defined</text:p>
        </text:list-item>
      </text:list>
      <text:p text:style-name="Standard"/>
      <text:p text:style-name="Standard"><text:s/>- <text:span text:style-name="T3">envFrom</text:span> &lt;Object&gt;</text:p>
      <text:p text:style-name="Standard"><text:s text:c="5"/>List of sources to populate environment variables in the container. </text:p>
      <text:p text:style-name="Standard"><text:s text:c="5"/>EnvFromSource represents the source of a set of ConfigMaps </text:p>
      <text:list xml:id="list3439925665" text:style-name="L1">
        <text:list-item>
          <text:p text:style-name="P5"><text:span text:style-name="T1">configMapRef</text:span> &lt;Object&gt;</text:p>
        </text:list-item>
      </text:list>
      <text:p text:style-name="Standard"><text:s text:c="7"/>The ConfigMap to select from</text:p>
      <text:list xml:id="list2955730439" text:style-name="L2">
        <text:list-item>
          <text:p text:style-name="P6"><text:span text:style-name="T1">prefix </text:span><text:s text:c="6"/>&lt;string&gt;</text:p>
        </text:list-item>
      </text:list>
      <text:p text:style-name="Standard"><text:s text:c="7"/>An optional identifier to prepend to each key in the ConfigMap. Must be a</text:p>
      <text:p text:style-name="Standard"><text:s text:c="7"/>C_IDENTIFIER.</text:p>
      <text:list xml:id="list4205591896" text:style-name="L3">
        <text:list-item>
          <text:p text:style-name="P7"><text:span text:style-name="T1">secretRef </text:span><text:s text:c="3"/>&lt;Object&gt;</text:p>
        </text:list-item>
      </text:list>
      <text:p text:style-name="Standard"><text:s text:c="8"/>The Secret to select from</text:p>
      <text:p text:style-name="Standard">- <text:span text:style-name="T3">name</text:span> &lt;string&gt; -required-</text:p>
      <text:p text:style-name="Standard"><text:s text:c="5"/></text:p>
      <text:p text:style-name="Standard">- <text:span text:style-name="T3">image </text:span><text:s text:c="7"/>&lt;string&gt;</text:p>
      <text:p text:style-name="Standard"><text:s text:c="5"/>Docker image name.</text:p>
      <text:p text:style-name="Standard"/>
      <text:p text:style-name="Standard">- <text:span text:style-name="T3">imagePullPolicy</text:span> <text:s text:c="5"/>&lt;string&gt;</text:p>
      <text:p text:style-name="Standard"><text:s text:c="5"/>Image pull policy. One of Always, Never, IfNotPresent. Defaults to Always</text:p>
      <text:p text:style-name="Standard"><text:s text:c="5"/>if :latest tag is specified, or IfNotPresent otherwise. Cannot be updated.</text:p>
      <text:p text:style-name="Standard"/>
      <text:p text:style-name="Standard">- <text:span text:style-name="T3">lifecycle</text:span> <text:s text:c="3"/>&lt;Object&gt;</text:p>
      <text:p text:style-name="Standard"><text:s text:c="5"/>Actions that the management system should take in response to container</text:p>
      <text:p text:style-name="Standard"><text:s text:c="5"/>lifecycle events. Cannot be updated.</text:p>
      <text:p text:style-name="Standard"><text:s text:c="8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- <text:s/><text:span text:style-name="T3">livenessProbe </text:span><text:s text:c="7"/>&lt;Object&gt;</text:p>
      <text:p text:style-name="Standard"><text:s text:c="7"/>Periodic probe of container liveness. Container will be restarted if the</text:p>
      <text:p text:style-name="Standard"><text:s text:c="7"/>probe fails. Cannot be updated.</text:p>
      <text:list xml:id="list1672084892" text:style-name="L4">
        <text:list-item>
          <text:p text:style-name="P8"><text:span text:style-name="T1">exec </text:span>&lt;OBJECT&gt;</text:p>
        </text:list-item>
      </text:list>
      <text:p text:style-name="Standard"><text:s text:c="9"/>One and only one of the following should be specified. Exec specifies the</text:p>
      <text:p text:style-name="Standard"><text:s text:c="9"/>action to take.</text:p>
      <text:list xml:id="list3827327518" text:style-name="L5">
        <text:list-item>
          <text:p text:style-name="P9"><text:span text:style-name="T1">failureThreshold</text:span> <text:s text:c="4"/>&lt;integer&gt;</text:p>
        </text:list-item>
      </text:list>
      <text:p text:style-name="Standard"><text:s text:c="8"/>Minimum consecutive failures for the probe to be considered failed after</text:p>
      <text:p text:style-name="Standard"><text:s text:c="8"/>having succeeded. Defaults to 3. Minimum value is 1.</text:p>
      <text:list xml:id="list3344871219" text:style-name="L6">
        <text:list-item>
          <text:p text:style-name="P10"><text:span text:style-name="T1">httpGet</text:span> <text:s text:c="5"/>&lt;Object&gt;</text:p>
        </text:list-item>
      </text:list>
      <text:p text:style-name="Standard"><text:s text:c="8"/>HTTPGet specifies the http request to perform.</text:p>
      <text:list xml:id="list920831144" text:style-name="L7">
        <text:list-item>
          <text:p text:style-name="P11"><text:span text:style-name="T1">initialDelaySeconds </text:span><text:s/>&lt;integer&gt;</text:p>
        </text:list-item>
      </text:list>
      <text:p text:style-name="Standard"><text:s text:c="7"/>Number of seconds after the container has started before liveness probes</text:p>
      <text:p text:style-name="Standard"><text:s text:c="7"/>are initiated. </text:p>
      <text:list xml:id="list3111718074" text:style-name="L8">
        <text:list-item>
          <text:p text:style-name="P12"><text:span text:style-name="T1">periodSeconds </text:span><text:s text:c="7"/>&lt;integer&gt;</text:p>
        </text:list-item>
      </text:list>
      <text:p text:style-name="Standard"><text:s text:c="7"/>How often (in seconds) to perform the probe. Default to 10 seconds. Minimum</text:p>
      <text:p text:style-name="Standard"><text:s text:c="7"/>value is 1.</text:p>
      <text:list xml:id="list4290909376" text:style-name="L9">
        <text:list-item>
          <text:p text:style-name="P13"><text:span text:style-name="T1">successThreshold</text:span> <text:s text:c="4"/>&lt;integer&gt;</text:p>
        </text:list-item>
      </text:list>
      <text:p text:style-name="Standard"><text:s text:c="7"/>Minimum consecutive successes for the probe to be considered successful</text:p>
      <text:p text:style-name="Standard"><text:s text:c="7"/>after having failed. Defaults to 1. Must be 1 for liveness and startup.</text:p>
      <text:p text:style-name="Standard"><text:s text:c="7"/>Minimum value is 1.</text:p>
      <text:list xml:id="list388733111" text:style-name="L10">
        <text:list-item>
          <text:p text:style-name="P14"><text:span text:style-name="T1">timeoutSeconds </text:span><text:s text:c="6"/>&lt;integer&gt;</text:p>
        </text:list-item>
      </text:list>
      <text:p text:style-name="Standard"><text:s text:c="7"/>Number of seconds after which the probe times out. Defaults to 1 second.</text:p>
      <text:p text:style-name="Standard"><text:s text:c="8"/>Minimum value is 1. </text:p>
      <text:p text:style-name="Standard"/>
      <text:p text:style-name="Standard">- <text:s/><text:span text:style-name="T3">ports</text:span> <text:s text:c="3"/>&lt;Object&gt;</text:p>
      <text:p text:style-name="Standard"><text:s text:c="5"/>List of ports to expose from the container. Exposing a port here gives the</text:p>
      <text:p text:style-name="Standard"><text:s text:c="5"/>system additional information about the network connections a container</text:p>
      <text:p text:style-name="P1"><text:s text:c="5"/>uses, but is primarily informational.</text:p>
      <text:list xml:id="list1677098522" text:style-name="L11">
        <text:list-item>
          <text:p text:style-name="P15"><text:span text:style-name="T1">containerPort</text:span> <text:s text:c="7"/>&lt;integer&gt; -required-</text:p>
        </text:list-item>
      </text:list>
      <text:p text:style-name="P1"><text:s text:c="5"/>Number of port to expose on the pod's IP address. This must be a valid port</text:p>
      <text:p text:style-name="P1"><text:s text:c="5"/>number, 0 &lt; x &lt; 65536.</text:p>
      <text:list xml:id="list3153197010" text:style-name="L12">
        <text:list-item>
          <text:p text:style-name="P16"><text:span text:style-name="T1">hostIP <text:s/></text:span><text:s text:c="5"/>&lt;string&gt;</text:p>
        </text:list-item>
      </text:list>
      <text:p text:style-name="P1"><text:s text:c="5"/>What host IP to bind the external port to.</text:p>
      <text:list xml:id="list3805405803" text:style-name="L13">
        <text:list-item>
          <text:p text:style-name="P17"><text:span text:style-name="T1">hostPort </text:span><text:s text:c="4"/>&lt;integer&gt;</text:p>
        </text:list-item>
      </text:list>
      <text:p text:style-name="P1"><text:s text:c="5"/>Number of port to expose on the host. If specified, this must be a valid</text:p>
      <text:p text:style-name="P1"><text:s text:c="5"/>port number, 0 &lt; x &lt; 65536. If HostNetwork is specified, this must match</text:p>
      <text:p text:style-name="P1"><text:s text:c="5"/>ContainerPort. Most containers do not need this.</text:p>
      <text:list xml:id="list541036948" text:style-name="L14">
        <text:list-item>
          <text:p text:style-name="P18">name &lt;string&gt;</text:p>
        </text:list-item>
      </text:list>
      <text:p text:style-name="P1"><text:s text:c="5"/>If specified, this must be an IANA_SVC_NAME and unique within the pod. Each</text:p>
      <text:p text:style-name="P1"><text:s text:c="5"/>named port in a pod must have a unique name. Name for the port that can be</text:p>
      <text:p text:style-name="P1"><text:s text:c="5"/>referred to by services.</text:p>
      <text:list xml:id="list3385712382" text:style-name="L15">
        <text:list-item>
          <text:p text:style-name="P19">protocol <text:s text:c="4"/>&lt;string&gt;</text:p>
        </text:list-item>
      </text:list>
      <text:p text:style-name="P1"><text:s text:c="5"/>Protocol for port. Must be UDP, TCP, or SCTP. Defaults to "TCP".</text:p>
      <text:p text:style-name="P1"><text:s text:c="2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- <text:s/><text:span text:style-name="T3">readinessProbe </text:span><text:s text:c="6"/>&lt;Object&gt;</text:p>
      <text:p text:style-name="Standard"><text:s text:c="5"/>Periodic probe of container service readiness. Container will be removed</text:p>
      <text:p text:style-name="Standard"><text:s text:c="5"/>from service endpoints if the probe fails. Cannot be updated. </text:p>
      <text:list xml:id="list2092631496" text:style-name="L16">
        <text:list-item>
          <text:p text:style-name="P21"><text:span text:style-name="T1">exec</text:span> &lt;Object&gt;</text:p>
        </text:list-item>
      </text:list>
      <text:p text:style-name="Standard"><text:s text:c="5"/>One and only one of the following should be specified. Exec specifies the</text:p>
      <text:p text:style-name="Standard"><text:s text:c="5"/>action to take.</text:p>
      <text:list xml:id="list1117483373" text:style-name="L17">
        <text:list-item>
          <text:p text:style-name="P22"><text:span text:style-name="T1">failureThreshold</text:span> <text:s text:c="4"/>&lt;integer&gt;</text:p>
        </text:list-item>
      </text:list>
      <text:p text:style-name="Standard"><text:s text:c="5"/>Minimum consecutive failures for the probe to be considered failed after</text:p>
      <text:p text:style-name="Standard"><text:s text:c="5"/>having succeeded. Defaults to 3. Minimum value is 1.</text:p>
      <text:list xml:id="list3590339117" text:style-name="L18">
        <text:list-item>
          <text:p text:style-name="P23"><text:span text:style-name="T1">httpGet </text:span><text:s text:c="5"/>&lt;Object&gt;</text:p>
        </text:list-item>
      </text:list>
      <text:p text:style-name="Standard"><text:s text:c="5"/>HTTPGet specifies the http request to perform.</text:p>
      <text:list xml:id="list128354102" text:style-name="L19">
        <text:list-item>
          <text:p text:style-name="P24"><text:span text:style-name="T1">initialDelaySeconds</text:span> <text:s/>&lt;integer&gt;</text:p>
        </text:list-item>
      </text:list>
      <text:p text:style-name="Standard"><text:s text:c="5"/>Number of seconds after the container has started before liveness probes</text:p>
      <text:p text:style-name="Standard"><text:s text:c="5"/>are initiated. More info:</text:p>
      <text:list xml:id="list1091078616" text:style-name="L20">
        <text:list-item>
          <text:p text:style-name="P25"><text:span text:style-name="T1">periodSeconds </text:span><text:s text:c="7"/>&lt;integer&gt;</text:p>
        </text:list-item>
      </text:list>
      <text:p text:style-name="Standard"><text:s text:c="5"/>How often (in seconds) to perform the probe. Default to 10 seconds. Minimum</text:p>
      <text:p text:style-name="Standard"><text:s text:c="5"/>value is 1.</text:p>
      <text:list xml:id="list350366277" text:style-name="L21">
        <text:list-item>
          <text:p text:style-name="P26"><text:span text:style-name="T1">successThreshold </text:span><text:s text:c="4"/>&lt;integer&gt;</text:p>
        </text:list-item>
      </text:list>
      <text:p text:style-name="Standard"><text:s text:c="5"/>Minimum consecutive successes for the probe to be considered successful</text:p>
      <text:p text:style-name="Standard"><text:s text:c="5"/>after having failed. Defaults to 1. Must be 1 for liveness and startup.</text:p>
      <text:p text:style-name="Standard"><text:s text:c="5"/>Minimum value is 1.</text:p>
      <text:list xml:id="list547585382" text:style-name="L22">
        <text:list-item>
          <text:p text:style-name="P27"><text:span text:style-name="T1">tcpSocket</text:span> <text:s text:c="3"/>&lt;Object&gt;</text:p>
        </text:list-item>
      </text:list>
      <text:p text:style-name="Standard"><text:s text:c="5"/>TCPSocket specifies an action involving a TCP port. TCP hooks not yet</text:p>
      <text:p text:style-name="Standard"><text:s text:c="5"/>supported</text:p>
      <text:list xml:id="list4167501047" text:style-name="L23">
        <text:list-item>
          <text:p text:style-name="P28"><text:span text:style-name="T1">timeoutSeconds <text:s/></text:span><text:s text:c="5"/>&lt;integer&gt;</text:p>
        </text:list-item>
      </text:list>
      <text:p text:style-name="Standard"><text:s text:c="5"/>Number of seconds after which the probe times out. Defaults to 1 second.</text:p>
      <text:p text:style-name="Standard"><text:s text:c="5"/>Minimum value is 1. </text:p>
      <text:p text:style-name="Standard"/>
      <text:p text:style-name="Standard">- <text:span text:style-name="T3">resources</text:span> <text:s text:c="3"/>&lt;Object&gt;</text:p>
      <text:p text:style-name="Standard"><text:s text:c="5"/>Compute Resources required by this container. Cannot be updated. </text:p>
      <text:list xml:id="list312476989" text:style-name="L24">
        <text:list-item>
          <text:p text:style-name="P29"><text:span text:style-name="T1">limits <text:s/></text:span><text:s text:c="5"/>&lt;map[string]string&gt;</text:p>
        </text:list-item>
      </text:list>
      <text:p text:style-name="Standard"><text:s text:c="5"/>Limits describes the maximum amount of compute resources allowed. </text:p>
      <text:list xml:id="list2893991248" text:style-name="L25">
        <text:list-item>
          <text:p text:style-name="P30"><text:span text:style-name="T1">requests </text:span><text:s text:c="4"/>&lt;map[string]string&gt;</text:p>
        </text:list-item>
      </text:list>
      <text:p text:style-name="Standard"><text:s text:c="5"/>Requests describes the minimum amount of compute resources required. </text:p>
      <text:p text:style-name="Standard"/>
      <text:p text:style-name="Standard">- <text:span text:style-name="T3">terminationMessagePath</text:span> <text:s text:c="6"/>&lt;string&gt;</text:p>
      <text:p text:style-name="Standard"><text:s text:c="5"/>Optional: Path at which the file to which the container's termination</text:p>
      <text:p text:style-name="Standard"><text:s text:c="5"/>message will be written is mounted into the container's filesystem. </text:p>
      <text:p text:style-name="Standard">- <text:span text:style-name="T3">terminationMessagePolicy</text:span> <text:s text:c="4"/>&lt;string&gt;</text:p>
      <text:p text:style-name="Standard"><text:s text:c="5"/>Indicate how the termination message should be populated. File will use the</text:p>
      <text:p text:style-name="Standard"><text:s text:c="5"/>contents of terminationMessagePath to populate the container status message</text:p>
      <text:p text:style-name="Standard"><text:s text:c="5"/>on both success and failure.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-<text:span text:style-name="T2"> </text:span><text:span text:style-name="T3">securityContext</text:span> <text:s text:c="5"/>&lt;Object&gt;</text:p>
      <text:p text:style-name="Standard"><text:s text:c="5"/>Security options the pod should run with. </text:p>
      <text:list xml:id="list706112375" text:style-name="L26">
        <text:list-item>
          <text:p text:style-name="P31"><text:span text:style-name="T1">allowPrivilegeEscalation</text:span> <text:s text:c="4"/>&lt;boolean&gt;</text:p>
        </text:list-item>
      </text:list>
      <text:p text:style-name="Standard"><text:s text:c="5"/>AllowPrivilegeEscalation controls whether a process can gain more</text:p>
      <text:p text:style-name="Standard"><text:s text:c="4"/>privileges than its parent process. </text:p>
      <text:list xml:id="list4180755959" text:style-name="L27">
        <text:list-item>
          <text:p text:style-name="P32"><text:span text:style-name="T1">capabilities</text:span> &lt;Object&gt;</text:p>
        </text:list-item>
      </text:list>
      <text:p text:style-name="Standard"><text:s text:c="5"/>The capabilities to add/drop when running containers. Defaults to the</text:p>
      <text:p text:style-name="Standard"><text:s text:c="5"/>default set of capabilities granted by the container runtime.</text:p>
      <text:list xml:id="list2008079455" text:style-name="L28">
        <text:list-item>
          <text:p text:style-name="P33"><text:span text:style-name="T1">privileged <text:s/></text:span><text:s/>&lt;boolean&gt;</text:p>
        </text:list-item>
      </text:list>
      <text:p text:style-name="Standard"><text:s text:c="5"/>Run container in privileged mode. Processes in privileged containers are</text:p>
      <text:p text:style-name="Standard"><text:s text:c="5"/>essentially equivalent to root on the host. Defaults to false.</text:p>
      <text:list xml:id="list342172965" text:style-name="L29">
        <text:list-item>
          <text:p text:style-name="P34"><text:span text:style-name="T1">procMount <text:s/></text:span><text:s text:c="2"/>&lt;string&gt;</text:p>
        </text:list-item>
      </text:list>
      <text:p text:style-name="Standard"><text:s text:c="5"/>procMount denotes the type of proc mount to use for the containers. </text:p>
      <text:list xml:id="list1205934126" text:style-name="L30">
        <text:list-item>
          <text:p text:style-name="P35"><text:span text:style-name="T1">readOnlyRootFilesystem</text:span> <text:s text:c="6"/>&lt;boolean&gt;</text:p>
        </text:list-item>
      </text:list>
      <text:p text:style-name="Standard"><text:s text:c="5"/>Whether this container has a read-only root filesystem. Default is false.</text:p>
      <text:list xml:id="list2413817608" text:style-name="L31">
        <text:list-item>
          <text:p text:style-name="P36"><text:span text:style-name="T1">runAsGroup</text:span> <text:s text:c="2"/>&lt;integer&gt;</text:p>
        </text:list-item>
      </text:list>
      <text:p text:style-name="Standard"><text:s text:c="5"/>The GID to run the entrypoint of the container process. Uses runtime</text:p>
      <text:p text:style-name="Standard"><text:s text:c="5"/>default if unset. .</text:p>
      <text:list xml:id="list1370801228" text:style-name="L32">
        <text:list-item>
          <text:p text:style-name="P37"><text:span text:style-name="T1">runAsNonRoot</text:span> &lt;boolean&gt;</text:p>
        </text:list-item>
      </text:list>
      <text:p text:style-name="Standard"><text:s text:c="5"/>Indicates that the container must run as a non-root user. </text:p>
      <text:list xml:id="list843422462" text:style-name="L33">
        <text:list-item>
          <text:p text:style-name="P38"><text:span text:style-name="T1">runAsUser </text:span><text:s text:c="3"/>&lt;integer&gt;</text:p>
        </text:list-item>
      </text:list>
      <text:p text:style-name="Standard"><text:s text:c="5"/>The UID to run the entrypoint of the container process. Defaults to user</text:p>
      <text:p text:style-name="Standard"><text:s text:c="5"/>specified in image metadata if unspecified. </text:p>
      <text:list xml:id="list1310770912" text:style-name="L34">
        <text:list-item>
          <text:p text:style-name="P39"><text:span text:style-name="T1">seLinuxOptions <text:s/></text:span><text:s text:c="5"/>&lt;Object&gt;</text:p>
        </text:list-item>
      </text:list>
      <text:p text:style-name="Standard"><text:s text:c="5"/>The SELinux context to be applied to the container. </text:p>
      <text:list xml:id="list1087031769" text:style-name="L35">
        <text:list-item>
          <text:p text:style-name="P40"><text:span text:style-name="T1">seccompProfile</text:span> <text:s text:c="6"/>&lt;Object&gt;</text:p>
        </text:list-item>
      </text:list>
      <text:p text:style-name="Standard"><text:s text:c="5"/>The seccomp options to use by this container. If seccomp options are</text:p>
      <text:p text:style-name="Standard"><text:s text:c="5"/>provided at both the pod &amp; container level, the container options override</text:p>
      <text:p text:style-name="Standard"><text:s text:c="5"/>the pod options.</text:p>
      <text:list xml:id="list1180079726" text:style-name="L36">
        <text:list-item>
          <text:p text:style-name="P41"><text:span text:style-name="T1">windowsOptions <text:s/></text:span><text:s text:c="5"/>&lt;Object&gt;</text:p>
        </text:list-item>
      </text:list>
      <text:p text:style-name="Standard"><text:s text:c="5"/>The Windows specific settings applied to all containers. </text:p>
      <text:p text:style-name="Standard"/>
      <text:p text:style-name="Standard">- <text:span text:style-name="T3">stdin</text:span> <text:s text:c="7"/>&lt;boolean&gt;</text:p>
      <text:p text:style-name="Standard"><text:s text:c="5"/>Whether this container should allocate a buffer for stdin in the container</text:p>
      <text:p text:style-name="Standard"><text:s text:c="5"/>runtime. If this is not set, reads from stdin in the container will always</text:p>
      <text:p text:style-name="Standard"><text:s text:c="5"/>result in EOF. Default is false.</text:p>
      <text:p text:style-name="Standard"/>
      <text:p text:style-name="Standard">- <text:span text:style-name="T3">stdinOnce</text:span> <text:s text:c="3"/>&lt;boolean&gt;</text:p>
      <text:p text:style-name="Standard"><text:s text:c="5"/>Whether the container runtime should close the stdin channel after it has</text:p>
      <text:p text:style-name="Standard"><text:s text:c="5"/>been opened by a single attach. When stdin is true the stdin stream will</text:p>
      <text:p text:style-name="Standard"><text:s text:c="5"/>remain open across multiple attach sessions.</text:p>
      <text:p text:style-name="Standard"/>
      <text:p text:style-name="Standard">- <text:span text:style-name="T3">tty</text:span> <text:s/>&lt;boolean&gt;</text:p>
      <text:p text:style-name="Standard"><text:s text:c="5"/>Whether this container should allocate a TTY for itself, also requires</text:p>
      <text:p text:style-name="Standard"><text:s text:c="5"/>'stdin' to be true. Default is false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- <text:span text:style-name="T3">startupProbe</text:span> &lt;Object&gt;</text:p>
      <text:p text:style-name="Standard"><text:s text:c="5"/>StartupProbe indicates that the Pod has successfully initialized. If</text:p>
      <text:p text:style-name="Standard"><text:s text:c="5"/>specified, no other probes are executed until this completes successfully.</text:p>
      <text:list xml:id="list2821380931" text:style-name="L37">
        <text:list-item>
          <text:p text:style-name="P42"><text:span text:style-name="T1">exec</text:span> &lt;Object&gt;</text:p>
        </text:list-item>
      </text:list>
      <text:p text:style-name="Standard"><text:s text:c="5"/>One and only one of the following should be specified. Exec specifies the</text:p>
      <text:p text:style-name="Standard"><text:s text:c="5"/>action to take.</text:p>
      <text:list xml:id="list3243789658" text:style-name="L38">
        <text:list-item>
          <text:p text:style-name="P43"><text:span text:style-name="T1">failureThreshold </text:span><text:s text:c="4"/>&lt;integer&gt;</text:p>
        </text:list-item>
      </text:list>
      <text:p text:style-name="Standard"><text:s text:c="5"/>Minimum consecutive failures for the probe to be considered failed after</text:p>
      <text:p text:style-name="P2"><text:s text:c="5"/>having succeeded. Defaults to 3. Minimum value is 1.</text:p>
      <text:list xml:id="list3989271466" text:style-name="L39">
        <text:list-item>
          <text:p text:style-name="P44"><text:span text:style-name="T1">httpGet </text:span><text:s text:c="5"/>&lt;Object&gt;</text:p>
        </text:list-item>
      </text:list>
      <text:p text:style-name="Standard"><text:s text:c="5"/>HTTPGet specifies the http request to perform.</text:p>
      <text:list xml:id="list561938437" text:style-name="L40">
        <text:list-item>
          <text:p text:style-name="P45"><text:span text:style-name="T1">initialDelaySeconds</text:span> <text:s/>&lt;integer&gt;</text:p>
        </text:list-item>
      </text:list>
      <text:p text:style-name="Standard"><text:s text:c="5"/>Number of seconds after the container has started before liveness probes</text:p>
      <text:p text:style-name="Standard"><text:s text:c="5"/>are initiated. More info:</text:p>
      <text:p text:style-name="Standard"><text:s text:c="5"/>https://kubernetes.io/docs/concepts/workloads/pods/pod-lifecycle#container-probes</text:p>
      <text:list xml:id="list1711638066" text:style-name="L41">
        <text:list-item>
          <text:p text:style-name="P46"><text:span text:style-name="T1">periodSeconds</text:span> <text:s text:c="7"/>&lt;integer&gt;</text:p>
        </text:list-item>
      </text:list>
      <text:p text:style-name="Standard"><text:s text:c="5"/>How often (in seconds) to perform the probe. Default to 10 seconds. Minimum</text:p>
      <text:p text:style-name="Standard"><text:s text:c="5"/>value is 1.</text:p>
      <text:list xml:id="list1073090254" text:style-name="L42">
        <text:list-item>
          <text:p text:style-name="P47"><text:span text:style-name="T1">successThreshold </text:span><text:s text:c="4"/>&lt;integer&gt;</text:p>
        </text:list-item>
      </text:list>
      <text:p text:style-name="Standard"><text:s text:c="5"/>Minimum consecutive successes for the probe to be considered successful</text:p>
      <text:p text:style-name="Standard"><text:s text:c="5"/>after having failed. Defaults to 1. Must be 1 for liveness and startup.</text:p>
      <text:p text:style-name="Standard"><text:s text:c="5"/>Minimum value is 1.</text:p>
      <text:list xml:id="list488786240" text:style-name="L43">
        <text:list-item>
          <text:p text:style-name="P48"><text:span text:style-name="T1">tcpSocket</text:span> <text:s text:c="3"/>&lt;Object&gt;</text:p>
        </text:list-item>
      </text:list>
      <text:p text:style-name="Standard"><text:s text:c="5"/>TCPSocket specifies an action involving a TCP port. TCP hooks not yet</text:p>
      <text:p text:style-name="Standard"><text:s text:c="5"/>supported</text:p>
      <text:list xml:id="list3914410855" text:style-name="L44">
        <text:list-item>
          <text:p text:style-name="P49"><text:span text:style-name="T1">timeoutSeconds </text:span><text:s text:c="6"/>&lt;integer&gt;</text:p>
        </text:list-item>
      </text:list>
      <text:p text:style-name="Standard"><text:s text:c="5"/>Number of seconds after which the probe times out. Defaults to 1 second.</text:p>
      <text:p text:style-name="Standard"><text:s text:c="5"/>Minimum value is 1.</text:p>
      <text:p text:style-name="Standard"/>
      <text:p text:style-name="Standard">- <text:s/><text:span text:style-name="T3">volumeMounts </text:span>&lt;[]Object&gt;</text:p>
      <text:p text:style-name="Standard"><text:s text:c="5"/>Pod volumes to mount into the container's filesystem. Cannot be updated.</text:p>
      <text:list xml:id="list3744737415" text:style-name="L45">
        <text:list-item>
          <text:p text:style-name="P50"><text:span text:style-name="T1">mountPath </text:span><text:s text:c="3"/>&lt;string&gt; -required-</text:p>
        </text:list-item>
      </text:list>
      <text:p text:style-name="Standard"><text:s text:c="5"/>Path within the container at which the volume should be mounted. Must not</text:p>
      <text:p text:style-name="Standard"><text:s text:c="5"/>contain ':'.</text:p>
      <text:list xml:id="list1808817368" text:style-name="L46">
        <text:list-item>
          <text:p text:style-name="P51"><text:span text:style-name="T1">mountPropagation </text:span><text:s text:c="4"/>&lt;string&gt;</text:p>
        </text:list-item>
      </text:list>
      <text:p text:style-name="Standard"><text:s text:c="5"/>mountPropagation determines how mounts are propagated from the host to</text:p>
      <text:p text:style-name="Standard"><text:s text:c="5"/>container and the other way around. When not set, MountPropagationNone is</text:p>
      <text:p text:style-name="Standard"><text:s text:c="5"/>used. This field is beta in 1.10.</text:p>
      <text:list xml:id="list2600917680" text:style-name="L47">
        <text:list-item>
          <text:p text:style-name="P52"><text:span text:style-name="T1">name</text:span> &lt;string&gt; -required-</text:p>
        </text:list-item>
      </text:list>
      <text:p text:style-name="Standard"><text:s text:c="5"/>This must match the Name of a Volume.</text:p>
      <text:list xml:id="list2366559003" text:style-name="L48">
        <text:list-item>
          <text:p text:style-name="P53"><text:span text:style-name="T1">readOnly</text:span> <text:s text:c="4"/>&lt;boolean&gt;</text:p>
        </text:list-item>
      </text:list>
      <text:p text:style-name="Standard"><text:s text:c="5"/>Mounted read-only if true, read-write otherwise (false or unspecified).</text:p>
      <text:p text:style-name="Standard"><text:s text:c="5"/>Defaults to false.</text:p>
      <text:list xml:id="list213362928" text:style-name="L49">
        <text:list-item>
          <text:p text:style-name="P54"><text:span text:style-name="T1">subPath</text:span> <text:s text:c="5"/>&lt;string&gt;</text:p>
        </text:list-item>
      </text:list>
      <text:p text:style-name="Standard"><text:s text:c="5"/>Path within the volume from which the container's volume should be mounted.</text:p>
      <text:p text:style-name="Standard"><text:s text:c="5"/>Defaults to "" (volume's root).</text:p>
      <text:list xml:id="list2386689281" text:style-name="L50">
        <text:list-item>
          <text:p text:style-name="P55"><text:span text:style-name="T1">subPathExpr</text:span> <text:s/>&lt;string&gt;</text:p>
        </text:list-item>
      </text:list>
      <text:p text:style-name="Standard"><text:s text:c="5"/>Expanded path within the volume from which the container's volume should be</text:p>
      <text:p text:style-name="Standard"><text:s text:c="5"/>mounted. </text:p>
      <text:p text:style-name="Standard"/>
      <text:p text:style-name="Standard"/>
      <text:p text:style-name="Standard"/>
      <text:p text:style-name="Standard"><text:soft-page-break/>- <text:span text:style-name="T3">volumeDevices</text:span> <text:s text:c="7"/>&lt;Object&gt;</text:p>
      <text:p text:style-name="Standard"><text:s text:c="5"/>volumeDevices is the list of block devices to be used by the container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4T02:04:20.818594525</meta:creation-date>
    <dc:date>2022-05-11T19:22:28.105770290</dc:date>
    <meta:editing-duration>PT15M38S</meta:editing-duration>
    <meta:editing-cycles>4</meta:editing-cycles>
    <meta:generator>LibreOffice/7.3.2.2$Linux_X86_64 LibreOffice_project/30$Build-2</meta:generator>
    <meta:document-statistic meta:table-count="0" meta:image-count="0" meta:object-count="0" meta:page-count="7" meta:paragraph-count="251" meta:word-count="1631" meta:character-count="11694" meta:non-whitespace-character-count="9041"/>
  </office:meta>
</office:document-meta>
</file>